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84d1"/>
      <style:text-properties fo:color="#ffff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 style:data-style-name="N2">
      <style:table-cell-properties fo:background-color="#0084d1"/>
      <style:text-properties fo:color="#ffffff"/>
    </style:style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 style:data-style-name="N2">
      <style:table-cell-properties fo:background-color="#ffcccc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.cpu" table:style-name="ta1">
        <table:shapes>
          <draw:frame draw:z-index="0" draw:style-name="gr1" draw:text-style-name="P1" svg:width="453.51pt" svg:height="255.09pt" svg:x="5.95pt" svg:y="124.78pt">
            <loext:p draw:notify-on-update-of-ranges="'stats.cpu'.A2:'stats.cpu'.A5 'stats.cpu'.D2:'stats.cpu'.D5 'stats.cpu'.C2:'stats.cpu'.C5 'stats.cpu'.D6:'stats.cpu'.D9 'stats.cpu'.C6:'stats.cpu'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verage[s]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>
            <text:p>jvm_v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8.9391" calcext:value-type="float">
            <text:p>18.9391</text:p>
          </table:table-cell>
          <table:table-cell table:style-name="ce5" table:formula="of:=[.$C$3]/[.$C2]" office:value-type="float" office:value="0.591416698787165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jvm_no_v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1.2009" calcext:value-type="float">
            <text:p>11.2009</text:p>
          </table:table-cell>
          <table:table-cell table:style-name="ce5" table:formula="of:=[.$C$3]/[.$C3]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cla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.24182" calcext:value-type="float">
            <text:p>4.24182</text:p>
          </table:table-cell>
          <table:table-cell table:style-name="ce5" table:formula="of:=[.$C$3]/[.$C4]" office:value-type="float" office:value="2.64058823806762" calcext:value-type="float">
            <text:p>2.64</text:p>
          </table:table-cell>
        </table:table-row>
        <table:table-row table:style-name="ro1"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.30273" calcext:value-type="float">
            <text:p>4.30273</text:p>
          </table:table-cell>
          <table:table-cell table:style-name="ce5" table:formula="of:=[.$C$3]/[.$C5]" office:value-type="float" office:value="2.60320773090573" calcext:value-type="float">
            <text:p>2.60</text:p>
          </table:table-cell>
        </table:table-row>
        <table:table-row table:style-name="ro1">
          <table:table-cell table:style-name="ce3" office:value-type="string" calcext:value-type="string">
            <text:p>jvm_v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26.9164" calcext:value-type="float">
            <text:p>26.9164</text:p>
          </table:table-cell>
          <table:table-cell table:style-name="ce6" table:formula="of:=[.$C$7]/[.$C6]" office:value-type="float" office:value="0.340650681368979" calcext:value-type="float">
            <text:p>0.34</text:p>
          </table:table-cell>
        </table:table-row>
        <table:table-row table:style-name="ro1">
          <table:table-cell table:style-name="ce3" office:value-type="string" calcext:value-type="string">
            <text:p>jvm_no_v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9.16909" calcext:value-type="float">
            <text:p>9.16909</text:p>
          </table:table-cell>
          <table:table-cell table:style-name="ce6" table:formula="of:=[.$C$7]/[.$C7]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string" calcext:value-type="string">
            <text:p>clang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7.24364" calcext:value-type="float">
            <text:p>7.24364</text:p>
          </table:table-cell>
          <table:table-cell table:style-name="ce6" table:formula="of:=[.$C$7]/[.$C8]" office:value-type="float" office:value="1.265812492062" calcext:value-type="float">
            <text:p>1.27</text:p>
          </table:table-cell>
        </table:table-row>
        <table:table-row table:style-name="ro1"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.08182" calcext:value-type="float">
            <text:p>5.08182</text:p>
          </table:table-cell>
          <table:table-cell table:style-name="ce6" table:formula="of:=[.$C$7]/[.$C9]" office:value-type="float" office:value="1.80429255660374" calcext:value-type="float">
            <text:p>1.80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5:50:40.945683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6:14:21.738094764</dc:date>
    <meta:editing-duration>PT9M59S</meta:editing-duration>
    <meta:editing-cycles>7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" chart:maximum="4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35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 draw:opacity="50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dd48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dd4814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29cm" svg:y="0.316cm" chart:style-name="ch2">
          <text:p>Runtime &amp; Speedup by Backend</text:p>
        </chart:title>
        <chart:legend svg:x="4.362cm" svg:y="7.539cm" style:legend-expansion="custom" chartooo:width="7.102cm" chartooo:height="1.276cm" style:legend-expansion-aspect-ratio="5.56583072100313" chart:style-name="ch3"/>
        <chart:plot-area chart:style-name="ch4" table:cell-range-address="'stats.cpu'.A2:'stats.cpu'.A5 'stats.cpu'.C2:'stats.cpu'.D9" chart:data-source-has-labels="both" svg:x="1.331cm" svg:y="1.274cm" svg:width="13.467cm" svg:height="5.803cm">
          <chartooo:coordinate-region svg:x="2.058cm" svg:y="1.473cm" svg:width="12.118cm" svg:height="4.957cm"/>
          <chart:axis chart:dimension="x" chart:name="primary-x" chart:style-name="ch5" chartooo:axis-type="auto">
            <chartooo:date-scale/>
            <chart:categories table:cell-range-address="'stats.cpu'.A2:'stats.cpu'.A5"/>
          </chart:axis>
          <chart:axis chart:dimension="y" chart:name="primary-y" chart:style-name="ch6">
            <chart:title svg:x="0.451cm" svg:y="5.304cm" chart:style-name="ch7">
              <text:p>speedup factor</text:p>
            </chart:title>
            <chart:grid chart:style-name="ch8" chart:class="major"/>
          </chart:axis>
          <chart:axis chart:dimension="y" chart:name="secondary-y" chart:style-name="ch9">
            <chart:title svg:x="15.118cm" svg:y="4.973cm" chart:style-name="ch7">
              <text:p>runtime [s]</text:p>
            </chart:title>
          </chart:axis>
          <chart:series chart:attached-axis="primary-y" chart:style-name="ch10" chart:values-cell-range-address="'stats.cpu'.D2:'stats.cpu'.D5" loext:label-string="&quot;Speeup Design A&quot;" chart:class="chart:bar">
            <chart:data-point chart:repeated="4"/>
          </chart:series>
          <chart:series chart:attached-axis="secondary-y" chart:style-name="ch11" chart:values-cell-range-address="'stats.cpu'.C2:'stats.cpu'.C5" loext:label-string="&quot;Runtime Design A&quot;" chart:class="chart:bar">
            <chart:data-point chart:repeated="4"/>
          </chart:series>
          <chart:series chart:attached-axis="primary-y" chart:style-name="ch12" chart:values-cell-range-address="'stats.cpu'.D6:'stats.cpu'.D9" loext:label-string="&quot;Speedup Design B&quot;" chart:class="chart:bar">
            <chart:data-point chart:repeated="4"/>
          </chart:series>
          <chart:series chart:attached-axis="secondary-y" chart:style-name="ch13" chart:values-cell-range-address="'stats.cpu'.C6:'stats.cpu'.C9" loext:label-string="&quot;Runtime Design B&quot;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up Design A</text:p>
              </table:table-cell>
              <table:table-cell office:value-type="string">
                <text:p>Runtime Design A</text:p>
              </table:table-cell>
              <table:table-cell office:value-type="string">
                <text:p>Speedup Design B</text:p>
              </table:table-cell>
              <table:table-cell office:value-type="string">
                <text:p>Runtime Design B</text:p>
              </table:table-cell>
            </table:table-row>
          </table:table-header-rows>
          <table:table-rows>
            <table:table-row>
              <table:table-cell office:value-type="string">
                <text:p>jvm_vc</text:p>
                <draw:g>
                  <svg:desc>'stats.cpu'.A2:'stats.cpu'.A5</svg:desc>
                </draw:g>
              </table:table-cell>
              <table:table-cell office:value-type="float" office:value="0.591416698787165">
                <text:p>0.591416698787165</text:p>
                <draw:g>
                  <svg:desc>'stats.cpu'.D2:'stats.cpu'.D5</svg:desc>
                </draw:g>
              </table:table-cell>
              <table:table-cell office:value-type="float" office:value="18.9391">
                <text:p>18.9391</text:p>
                <draw:g>
                  <svg:desc>'stats.cpu'.C2:'stats.cpu'.C5</svg:desc>
                </draw:g>
              </table:table-cell>
              <table:table-cell office:value-type="float" office:value="0.340650681368979">
                <text:p>0.340650681368979</text:p>
                <draw:g>
                  <svg:desc>'stats.cpu'.D6:'stats.cpu'.D9</svg:desc>
                </draw:g>
              </table:table-cell>
              <table:table-cell office:value-type="float" office:value="26.9164">
                <text:p>26.9164</text:p>
                <draw:g>
                  <svg:desc>'stats.cpu'.C6:'stats.cpu'.C9</svg:desc>
                </draw:g>
              </table:table-cell>
            </table:table-row>
            <table:table-row>
              <table:table-cell office:value-type="string">
                <text:p>jvm_no_vc</text:p>
              </table:table-cell>
              <table:table-cell office:value-type="float" office:value="1">
                <text:p>1</text:p>
              </table:table-cell>
              <table:table-cell office:value-type="float" office:value="11.2009">
                <text:p>11.2009</text:p>
              </table:table-cell>
              <table:table-cell office:value-type="float" office:value="1">
                <text:p>1</text:p>
              </table:table-cell>
              <table:table-cell office:value-type="float" office:value="9.16909">
                <text:p>9.16909</text:p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2.64058823806762">
                <text:p>2.64058823806762</text:p>
              </table:table-cell>
              <table:table-cell office:value-type="float" office:value="4.24182">
                <text:p>4.24182</text:p>
              </table:table-cell>
              <table:table-cell office:value-type="float" office:value="1.265812492062">
                <text:p>1.265812492062</text:p>
              </table:table-cell>
              <table:table-cell office:value-type="float" office:value="7.24364">
                <text:p>7.24364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2.60320773090573">
                <text:p>2.60320773090573</text:p>
              </table:table-cell>
              <table:table-cell office:value-type="float" office:value="4.30273">
                <text:p>4.30273</text:p>
              </table:table-cell>
              <table:table-cell office:value-type="float" office:value="1.80429255660374">
                <text:p>1.80429255660374</text:p>
              </table:table-cell>
              <table:table-cell office:value-type="float" office:value="5.08182">
                <text:p>5.0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